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8555in"/>
    </style:style>
    <style:style style:name="TableColumn8" style:family="table-column">
      <style:table-column-properties style:column-width="2.47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ableRow20" style:family="table-row">
      <style:table-row-properties/>
    </style:style>
    <style:style style:name="TableCell21" style:family="table-cell">
      <style:table-cell-properties fo:border="0.0069in solid #999999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" style:family="table-cell">
      <style:table-cell-properties fo:border="0.0069in solid #999999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2" style:family="table-cell">
      <style:table-cell-properties fo:border="0.0069in solid #999999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paragraph-properties fo:margin-bottom="0in" fo:line-height="100%"/>
      <style:text-properties fo:language="en" fo:country="US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P42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Products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 table:number-columns-spanned="2">
                  <text:p text:style-name="P16"><text:span text:style-name="T17">&lt;&lt;if [!</text:span><text:span text:style-name="T18">Any</text:span><text:span text:style-name="T19">()]&gt;&gt;No data</text:span></text:p>
                </table:table-cell>
                <table:covered-table-cell/>
              </table:table-row>
              <table:table-row table:style-name="TableRow20">
                <table:table-cell table:style-name="TableCell21">
                  <text:p text:style-name="P22">&lt;&lt;else&gt;&gt;&lt;&lt;foreach [in<text:s/>orders]&gt;&gt;&lt;&lt;[Product.ProductName]&gt;&gt;</text:p>
                </table:table-cell>
                <table:table-cell table:style-name="TableCell23">
                  <text:p text:style-name="P24"><text:span text:style-name="T25">&lt;&lt;[</text:span><text:span text:style-name="T26">P</text:span><text:span text:style-name="T27">rice</text:span><text:span text:style-name="T28">]&gt;&gt;&lt;&lt;/foreach&gt;&gt;</text:span></text:p>
                </table:table-cell>
              </table:table-row>
              <table:table-row table:style-name="TableRow29">
                <table:table-cell table:style-name="TableCell30">
                  <text:p text:style-name="P31">Total:</text:p>
                </table:table-cell>
                <table:table-cell table:style-name="TableCell32">
                  <text:p text:style-name="P33"><text:span text:style-name="T34">&lt;&lt;[</text:span><text:span text:style-name="T35">Sum</text:span><text:span text:style-name="T36">(c =&gt; c.</text:span><text:span text:style-name="T37">P</text:span><text:span text:style-name="T38">rice</text:span><text:span text:style-name="T39">)]&gt;&gt;&lt;&lt;/if&gt;&gt;</text:span></text:p>
                </table:table-cell>
              </table:table-row>
            </table:table>
            <text:p text:style-name="P40"/>
            <text:p text:style-name="P4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9:00Z</meta:creation-date>
    <dc:date>2015-12-14T06:59:00Z</dc:date>
    <meta:template xlink:href="Normal" xlink:type="simple"/>
    <meta:editing-cycles>2</meta:editing-cycles>
    <meta:editing-duration>PT0S</meta:editing-duration>
    <meta:document-statistic meta:page-count="1" meta:paragraph-count="1" meta:word-count="25" meta:character-count="171" meta:row-count="1" meta:non-whitespace-character-count="147"/>
  </office:meta>
</office:document-meta>
</file>